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56044" officeooo:paragraph-rsid="00056044"/>
    </style:style>
    <style:style style:name="P2" style:family="paragraph" style:parent-style-name="Standard">
      <style:text-properties officeooo:paragraph-rsid="00056044"/>
    </style:style>
    <style:style style:name="P3" style:family="paragraph" style:parent-style-name="Standard">
      <style:text-properties officeooo:rsid="000657a6" officeooo:paragraph-rsid="000657a6"/>
    </style:style>
    <style:style style:name="P4" style:family="paragraph" style:parent-style-name="Standard">
      <style:text-properties officeooo:rsid="00073193" officeooo:paragraph-rsid="00073193"/>
    </style:style>
    <style:style style:name="P5" style:family="paragraph" style:parent-style-name="Standard">
      <style:text-properties officeooo:rsid="00082ca2" officeooo:paragraph-rsid="00082ca2"/>
    </style:style>
    <style:style style:name="P6" style:family="paragraph" style:parent-style-name="Standard">
      <style:text-properties officeooo:rsid="00099c34" officeooo:paragraph-rsid="00099c34"/>
    </style:style>
    <style:style style:name="P7" style:family="paragraph" style:parent-style-name="Standard">
      <style:text-properties officeooo:rsid="000ac841" officeooo:paragraph-rsid="000ac841"/>
    </style:style>
    <style:style style:name="P8" style:family="paragraph" style:parent-style-name="Standard">
      <style:text-properties officeooo:rsid="000b5934" officeooo:paragraph-rsid="000b5934"/>
    </style:style>
    <style:style style:name="P9" style:family="paragraph" style:parent-style-name="Standard">
      <style:text-properties officeooo:rsid="000cfd2e" officeooo:paragraph-rsid="000cfd2e"/>
    </style:style>
    <style:style style:name="P10" style:family="paragraph" style:parent-style-name="Standard">
      <style:text-properties officeooo:rsid="000d542c" officeooo:paragraph-rsid="000d542c"/>
    </style:style>
    <style:style style:name="P11" style:family="paragraph" style:parent-style-name="Standard">
      <style:text-properties officeooo:rsid="000d65ce" officeooo:paragraph-rsid="000d65ce"/>
    </style:style>
    <style:style style:name="P12" style:family="paragraph" style:parent-style-name="Standard">
      <style:text-properties officeooo:rsid="000e24c7" officeooo:paragraph-rsid="000e24c7"/>
    </style:style>
    <style:style style:name="P13" style:family="paragraph" style:parent-style-name="Standard">
      <style:text-properties officeooo:rsid="000fa0e1" officeooo:paragraph-rsid="000fa0e1"/>
    </style:style>
    <style:style style:name="P14" style:family="paragraph" style:parent-style-name="Standard">
      <style:text-properties officeooo:rsid="0010d6a8" officeooo:paragraph-rsid="0010d6a8"/>
    </style:style>
    <style:style style:name="P15" style:family="paragraph" style:parent-style-name="Standard">
      <style:text-properties officeooo:rsid="0014470d" officeooo:paragraph-rsid="0014470d"/>
    </style:style>
    <style:style style:name="P16" style:family="paragraph" style:parent-style-name="Standard">
      <style:text-properties officeooo:rsid="00192012" officeooo:paragraph-rsid="0014470d"/>
    </style:style>
    <style:style style:name="P17" style:family="paragraph" style:parent-style-name="Standard">
      <style:text-properties officeooo:rsid="00192012" officeooo:paragraph-rsid="00192012"/>
    </style:style>
    <style:style style:name="P18" style:family="paragraph" style:parent-style-name="Standard">
      <style:text-properties officeooo:rsid="00196852" officeooo:paragraph-rsid="00196852"/>
    </style:style>
    <style:style style:name="P19" style:family="paragraph" style:parent-style-name="Standard">
      <style:text-properties officeooo:rsid="001a482b" officeooo:paragraph-rsid="001a482b"/>
    </style:style>
    <style:style style:name="P20" style:family="paragraph" style:parent-style-name="Standard">
      <style:text-properties fo:language="fi" fo:country="FI" officeooo:rsid="001810f9" officeooo:paragraph-rsid="001810f9"/>
    </style:style>
    <style:style style:name="P21" style:family="paragraph" style:parent-style-name="Standard">
      <style:text-properties fo:language="fi" fo:country="FI" fo:font-weight="bold" officeooo:rsid="001f0abd" officeooo:paragraph-rsid="001f0abd" style:font-weight-asian="bold" style:font-weight-complex="bold"/>
    </style:style>
    <style:style style:name="P22" style:family="paragraph" style:parent-style-name="Standard">
      <style:text-properties fo:language="fi" fo:country="FI" fo:font-weight="bold" officeooo:rsid="0021ef78" officeooo:paragraph-rsid="0021ef78" style:font-weight-asian="bold" style:font-weight-complex="bold"/>
    </style:style>
    <style:style style:name="P23" style:family="paragraph" style:parent-style-name="Standard">
      <style:text-properties fo:language="fi" fo:country="FI" fo:font-weight="bold" officeooo:rsid="0025d660" officeooo:paragraph-rsid="0025d660" style:font-weight-asian="bold" style:font-weight-complex="bold"/>
    </style:style>
    <style:style style:name="P24" style:family="paragraph" style:parent-style-name="Standard">
      <style:text-properties fo:language="fi" fo:country="FI" fo:font-weight="bold" officeooo:rsid="0027c8fb" officeooo:paragraph-rsid="0027c8fb" style:font-weight-asian="bold" style:font-weight-complex="bold"/>
    </style:style>
    <style:style style:name="P25" style:family="paragraph" style:parent-style-name="Standard">
      <style:text-properties fo:language="fi" fo:country="FI" fo:font-weight="bold" officeooo:rsid="0029633c" officeooo:paragraph-rsid="0029633c" style:font-weight-asian="bold" style:font-weight-complex="bold"/>
    </style:style>
    <style:style style:name="P26" style:family="paragraph" style:parent-style-name="Standard">
      <style:text-properties fo:language="fi" fo:country="FI" fo:font-weight="bold" officeooo:rsid="00401b16" officeooo:paragraph-rsid="00401b16" style:font-weight-asian="bold" style:font-weight-complex="bold"/>
    </style:style>
    <style:style style:name="P27" style:family="paragraph" style:parent-style-name="Standard">
      <style:text-properties fo:language="fi" fo:country="FI" fo:font-weight="bold" officeooo:rsid="0048beff" officeooo:paragraph-rsid="0048beff" style:font-weight-asian="bold" style:font-weight-complex="bold"/>
    </style:style>
    <style:style style:name="P28" style:family="paragraph" style:parent-style-name="Standard">
      <style:text-properties fo:language="fi" fo:country="FI" fo:font-weight="bold" officeooo:rsid="004908bc" officeooo:paragraph-rsid="004908bc" style:font-weight-asian="bold" style:font-weight-complex="bold"/>
    </style:style>
    <style:style style:name="P29" style:family="paragraph" style:parent-style-name="Standard">
      <style:text-properties fo:language="fi" fo:country="FI" fo:font-weight="bold" officeooo:rsid="004a19b9" officeooo:paragraph-rsid="004a19b9" style:font-weight-asian="bold" style:font-weight-complex="bold"/>
    </style:style>
    <style:style style:name="P30" style:family="paragraph" style:parent-style-name="Standard">
      <style:text-properties fo:language="fi" fo:country="FI" fo:font-weight="bold" officeooo:rsid="004baab6" officeooo:paragraph-rsid="004baab6" style:font-weight-asian="bold" style:font-weight-complex="bold"/>
    </style:style>
    <style:style style:name="P31" style:family="paragraph" style:parent-style-name="Standard">
      <style:text-properties fo:language="fi" fo:country="FI" fo:font-weight="bold" officeooo:rsid="004fc05c" officeooo:paragraph-rsid="004fc05c" style:font-weight-asian="bold" style:font-weight-complex="bold"/>
    </style:style>
    <style:style style:name="P32" style:family="paragraph" style:parent-style-name="Standard">
      <style:text-properties fo:language="fi" fo:country="FI" fo:font-weight="bold" officeooo:rsid="0055ee38" officeooo:paragraph-rsid="0055ee38" style:font-weight-asian="bold" style:font-weight-complex="bold"/>
    </style:style>
    <style:style style:name="P33" style:family="paragraph" style:parent-style-name="Standard">
      <style:text-properties fo:language="fi" fo:country="FI" fo:font-weight="bold" officeooo:rsid="005ebde0" officeooo:paragraph-rsid="005ebde0" fo:background-color="transparent" style:font-weight-asian="bold" style:font-weight-complex="bold"/>
    </style:style>
    <style:style style:name="P34" style:family="paragraph" style:parent-style-name="Standard">
      <style:text-properties fo:language="fi" fo:country="FI" fo:font-weight="bold" officeooo:rsid="0064daac" officeooo:paragraph-rsid="0064daac" fo:background-color="transparent" style:font-weight-asian="bold" style:font-weight-complex="bold"/>
    </style:style>
    <style:style style:name="P35" style:family="paragraph" style:parent-style-name="Standard">
      <style:text-properties fo:language="fi" fo:country="FI" fo:font-weight="normal" officeooo:rsid="0029633c" officeooo:paragraph-rsid="0029633c" style:font-weight-asian="normal" style:font-weight-complex="normal"/>
    </style:style>
    <style:style style:name="P36" style:family="paragraph" style:parent-style-name="Standard">
      <style:text-properties fo:language="fi" fo:country="FI" fo:font-weight="normal" officeooo:rsid="002ad025" officeooo:paragraph-rsid="002ad025" style:font-weight-asian="normal" style:font-weight-complex="normal"/>
    </style:style>
    <style:style style:name="P37" style:family="paragraph" style:parent-style-name="Standard">
      <style:text-properties fo:language="fi" fo:country="FI" fo:font-weight="normal" officeooo:rsid="002e5855" officeooo:paragraph-rsid="002e5855" style:font-weight-asian="normal" style:font-weight-complex="normal"/>
    </style:style>
    <style:style style:name="P38" style:family="paragraph" style:parent-style-name="Standard">
      <style:text-properties fo:language="fi" fo:country="FI" fo:font-weight="normal" officeooo:rsid="001f0abd" officeooo:paragraph-rsid="001f0abd" style:font-weight-asian="normal" style:font-weight-complex="normal"/>
    </style:style>
    <style:style style:name="P39" style:family="paragraph" style:parent-style-name="Standard">
      <style:text-properties fo:language="fi" fo:country="FI" fo:font-weight="normal" officeooo:rsid="0020f0e8" officeooo:paragraph-rsid="001f0abd" style:font-weight-asian="normal" style:font-weight-complex="normal"/>
    </style:style>
    <style:style style:name="P40" style:family="paragraph" style:parent-style-name="Standard">
      <style:text-properties fo:language="fi" fo:country="FI" fo:font-weight="normal" officeooo:rsid="0020f0e8" officeooo:paragraph-rsid="0021ef78" style:font-weight-asian="normal" style:font-weight-complex="normal"/>
    </style:style>
    <style:style style:name="P41" style:family="paragraph" style:parent-style-name="Standard">
      <style:text-properties fo:language="fi" fo:country="FI" fo:font-weight="normal" officeooo:rsid="0021ef78" officeooo:paragraph-rsid="0021ef78" style:font-weight-asian="normal" style:font-weight-complex="normal"/>
    </style:style>
    <style:style style:name="P42" style:family="paragraph" style:parent-style-name="Standard">
      <style:text-properties fo:language="fi" fo:country="FI" fo:font-weight="normal" officeooo:rsid="00224103" officeooo:paragraph-rsid="0021ef78" style:font-weight-asian="normal" style:font-weight-complex="normal"/>
    </style:style>
    <style:style style:name="P43" style:family="paragraph" style:parent-style-name="Standard">
      <style:text-properties fo:language="fi" fo:country="FI" fo:font-weight="normal" officeooo:rsid="0027c8fb" officeooo:paragraph-rsid="0027c8fb" style:font-weight-asian="normal" style:font-weight-complex="normal"/>
    </style:style>
    <style:style style:name="P44" style:family="paragraph" style:parent-style-name="Standard">
      <style:text-properties fo:language="fi" fo:country="FI" fo:font-weight="normal" officeooo:rsid="0025d660" officeooo:paragraph-rsid="0025d660" style:font-weight-asian="normal" style:font-weight-complex="normal"/>
    </style:style>
    <style:style style:name="P45" style:family="paragraph" style:parent-style-name="Standard">
      <style:text-properties fo:language="fi" fo:country="FI" fo:font-weight="normal" officeooo:rsid="002eb826" officeooo:paragraph-rsid="002eb826" style:font-weight-asian="normal" style:font-weight-complex="normal"/>
    </style:style>
    <style:style style:name="P46" style:family="paragraph" style:parent-style-name="Standard">
      <style:text-properties fo:language="fi" fo:country="FI" fo:font-weight="normal" officeooo:rsid="002eb826" officeooo:paragraph-rsid="003597dd" style:font-weight-asian="normal" style:font-weight-complex="normal"/>
    </style:style>
    <style:style style:name="P47" style:family="paragraph" style:parent-style-name="Standard">
      <style:text-properties fo:language="fi" fo:country="FI" fo:font-weight="normal" officeooo:rsid="003597dd" officeooo:paragraph-rsid="003597dd" style:font-weight-asian="normal" style:font-weight-complex="normal"/>
    </style:style>
    <style:style style:name="P48" style:family="paragraph" style:parent-style-name="Standard">
      <style:text-properties fo:language="fi" fo:country="FI" fo:font-weight="normal" officeooo:rsid="003134b3" officeooo:paragraph-rsid="002eb826" style:font-weight-asian="normal" style:font-weight-complex="normal"/>
    </style:style>
    <style:style style:name="P49" style:family="paragraph" style:parent-style-name="Standard">
      <style:text-properties fo:language="fi" fo:country="FI" fo:font-weight="normal" officeooo:rsid="00340f1a" officeooo:paragraph-rsid="003134b3" style:font-weight-asian="normal" style:font-weight-complex="normal"/>
    </style:style>
    <style:style style:name="P50" style:family="paragraph" style:parent-style-name="Standard">
      <style:text-properties fo:language="fi" fo:country="FI" fo:font-weight="normal" officeooo:rsid="00378221" officeooo:paragraph-rsid="00378221" style:font-weight-asian="normal" style:font-weight-complex="normal"/>
    </style:style>
    <style:style style:name="P51" style:family="paragraph" style:parent-style-name="Standard">
      <style:text-properties fo:language="fi" fo:country="FI" fo:font-weight="normal" officeooo:rsid="003c9061" officeooo:paragraph-rsid="00378221" style:font-weight-asian="normal" style:font-weight-complex="normal"/>
    </style:style>
    <style:style style:name="P52" style:family="paragraph" style:parent-style-name="Standard">
      <style:text-properties fo:language="fi" fo:country="FI" fo:font-weight="normal" officeooo:rsid="00417377" officeooo:paragraph-rsid="004059ae" style:font-weight-asian="normal" style:font-weight-complex="normal"/>
    </style:style>
    <style:style style:name="P53" style:family="paragraph" style:parent-style-name="Standard">
      <style:text-properties fo:language="fi" fo:country="FI" fo:font-weight="normal" officeooo:rsid="00417377" officeooo:paragraph-rsid="00417377" style:font-weight-asian="normal" style:font-weight-complex="normal"/>
    </style:style>
    <style:style style:name="P54" style:family="paragraph" style:parent-style-name="Standard">
      <style:text-properties fo:language="fi" fo:country="FI" fo:font-weight="normal" officeooo:rsid="0048beff" officeooo:paragraph-rsid="0048beff" style:font-weight-asian="normal" style:font-weight-complex="normal"/>
    </style:style>
    <style:style style:name="P55" style:family="paragraph" style:parent-style-name="Standard">
      <style:text-properties fo:language="fi" fo:country="FI" fo:font-weight="normal" officeooo:rsid="004a101e" officeooo:paragraph-rsid="004908bc" style:font-weight-asian="normal" style:font-weight-complex="normal"/>
    </style:style>
    <style:style style:name="P56" style:family="paragraph" style:parent-style-name="Standard">
      <style:text-properties fo:language="fi" fo:country="FI" fo:font-weight="normal" officeooo:rsid="004baab6" officeooo:paragraph-rsid="004baab6" style:font-weight-asian="normal" style:font-weight-complex="normal"/>
    </style:style>
    <style:style style:name="P57" style:family="paragraph" style:parent-style-name="Standard">
      <style:text-properties fo:language="fi" fo:country="FI" fo:font-weight="normal" officeooo:rsid="004d3205" officeooo:paragraph-rsid="004d3205" style:font-weight-asian="normal" style:font-weight-complex="normal"/>
    </style:style>
    <style:style style:name="P58" style:family="paragraph" style:parent-style-name="Standard">
      <style:text-properties fo:language="fi" fo:country="FI" fo:font-weight="normal" officeooo:rsid="004a19b9" officeooo:paragraph-rsid="004a19b9" style:font-weight-asian="normal" style:font-weight-complex="normal"/>
    </style:style>
    <style:style style:name="P59" style:family="paragraph" style:parent-style-name="Standard">
      <style:text-properties fo:language="fi" fo:country="FI" fo:font-weight="normal" officeooo:rsid="004fc05c" officeooo:paragraph-rsid="004fc05c" style:font-weight-asian="normal" style:font-weight-complex="normal"/>
    </style:style>
    <style:style style:name="P60" style:family="paragraph" style:parent-style-name="Standard">
      <style:text-properties fo:language="fi" fo:country="FI" fo:font-weight="normal" officeooo:rsid="0055ee38" officeooo:paragraph-rsid="0055ee38" style:font-weight-asian="normal" style:font-weight-complex="normal"/>
    </style:style>
    <style:style style:name="P61" style:family="paragraph" style:parent-style-name="Standard">
      <style:text-properties fo:language="fi" fo:country="FI" fo:font-weight="normal" officeooo:rsid="005b0355" officeooo:paragraph-rsid="005b0355" fo:background-color="#ffff00" style:font-weight-asian="normal" style:font-weight-complex="normal"/>
    </style:style>
    <style:style style:name="P62" style:family="paragraph" style:parent-style-name="Standard">
      <style:text-properties fo:language="fi" fo:country="FI" fo:font-weight="normal" officeooo:rsid="0060a8d5" officeooo:paragraph-rsid="0060a8d5" fo:background-color="#ffff00" style:font-weight-asian="normal" style:font-weight-complex="normal"/>
    </style:style>
    <style:style style:name="P63" style:family="paragraph" style:parent-style-name="Standard">
      <style:text-properties fo:language="fi" fo:country="FI" fo:font-weight="normal" officeooo:rsid="005ebde0" officeooo:paragraph-rsid="005ebde0" fo:background-color="transparent" style:font-weight-asian="normal" style:font-weight-complex="normal"/>
    </style:style>
    <style:style style:name="P64" style:family="paragraph" style:parent-style-name="Standard">
      <style:text-properties fo:font-weight="bold" officeooo:rsid="000cfd2e" officeooo:paragraph-rsid="000cfd2e" style:font-weight-asian="bold" style:font-weight-complex="bold"/>
    </style:style>
    <style:style style:name="P65" style:family="paragraph" style:parent-style-name="Standard">
      <style:text-properties fo:font-weight="bold" officeooo:rsid="000fa0e1" officeooo:paragraph-rsid="000fa0e1" style:font-weight-asian="bold" style:font-weight-complex="bold"/>
    </style:style>
    <style:style style:name="P66" style:family="paragraph" style:parent-style-name="Standard">
      <style:text-properties fo:font-weight="bold" officeooo:rsid="003c9061" officeooo:paragraph-rsid="003c9061" style:font-weight-asian="bold" style:font-weight-complex="bold"/>
    </style:style>
    <style:style style:name="P67" style:family="paragraph" style:parent-style-name="Standard">
      <style:text-properties officeooo:paragraph-rsid="0021ef78"/>
    </style:style>
    <style:style style:name="P68" style:family="paragraph" style:parent-style-name="Standard">
      <style:text-properties fo:font-weight="normal" officeooo:rsid="00401b16" officeooo:paragraph-rsid="00401b16" style:font-weight-asian="normal" style:font-weight-complex="normal"/>
    </style:style>
    <style:style style:name="P69" style:family="paragraph" style:parent-style-name="Standard">
      <style:text-properties officeooo:paragraph-rsid="002eb826"/>
    </style:style>
    <style:style style:name="P70" style:family="paragraph" style:parent-style-name="Standard">
      <style:text-properties officeooo:paragraph-rsid="002cfb6a"/>
    </style:style>
    <style:style style:name="P71" style:family="paragraph" style:parent-style-name="Standard">
      <style:text-properties officeooo:rsid="003134b3" officeooo:paragraph-rsid="003134b3"/>
    </style:style>
    <style:style style:name="P72" style:family="paragraph" style:parent-style-name="Standard">
      <style:text-properties officeooo:rsid="00330d59" officeooo:paragraph-rsid="00330d59"/>
    </style:style>
    <style:style style:name="P73" style:family="paragraph" style:parent-style-name="Standard">
      <style:text-properties officeooo:rsid="00330d59" officeooo:paragraph-rsid="003597dd"/>
    </style:style>
    <style:style style:name="P74" style:family="paragraph" style:parent-style-name="Standard">
      <style:text-properties officeooo:rsid="00340f1a" officeooo:paragraph-rsid="003597dd"/>
    </style:style>
    <style:style style:name="P75" style:family="paragraph" style:parent-style-name="Standard">
      <style:text-properties officeooo:rsid="00378221" officeooo:paragraph-rsid="00378221"/>
    </style:style>
    <style:style style:name="P76" style:family="paragraph" style:parent-style-name="Standard">
      <style:text-properties officeooo:rsid="004059ae" officeooo:paragraph-rsid="004059ae"/>
    </style:style>
    <style:style style:name="P77" style:family="paragraph" style:parent-style-name="Standard">
      <style:text-properties fo:language="fi" fo:country="FI" fo:font-weight="normal" officeooo:rsid="0064daac" officeooo:paragraph-rsid="0064daac" fo:background-color="transparent" style:font-weight-asian="normal" style:font-weight-complex="normal"/>
    </style:style>
    <style:style style:name="P78" style:family="paragraph" style:parent-style-name="Standard">
      <style:text-properties fo:language="fi" fo:country="FI" fo:font-weight="normal" officeooo:rsid="0066cd29" officeooo:paragraph-rsid="0066cd29" fo:background-color="transparent" style:font-weight-asian="normal" style:font-weight-complex="normal"/>
    </style:style>
    <style:style style:name="P79" style:family="paragraph" style:parent-style-name="Standard">
      <style:text-properties fo:language="fi" fo:country="FI" fo:font-weight="bold" officeooo:rsid="0066cd29" officeooo:paragraph-rsid="0066cd29" fo:background-color="transparent" style:font-weight-asian="bold" style:font-weight-complex="bold"/>
    </style:style>
    <style:style style:name="T1" style:family="text">
      <style:text-properties officeooo:rsid="0012809b"/>
    </style:style>
    <style:style style:name="T2" style:family="text">
      <style:text-properties officeooo:rsid="0014e100"/>
    </style:style>
    <style:style style:name="T3" style:family="text">
      <style:text-properties officeooo:rsid="00165f18"/>
    </style:style>
    <style:style style:name="T4" style:family="text">
      <style:text-properties fo:font-weight="normal" style:font-weight-asian="normal" style:font-weight-complex="normal"/>
    </style:style>
    <style:style style:name="T5" style:family="text">
      <style:text-properties fo:font-weight="normal" officeooo:rsid="0020f0e8" style:font-weight-asian="normal" style:font-weight-complex="normal"/>
    </style:style>
    <style:style style:name="T6" style:family="text">
      <style:text-properties fo:font-weight="normal" officeooo:rsid="00224103" style:font-weight-asian="normal" style:font-weight-complex="normal"/>
    </style:style>
    <style:style style:name="T7" style:family="text">
      <style:text-properties fo:font-weight="normal" officeooo:rsid="00496a27" style:font-weight-asian="normal" style:font-weight-complex="normal"/>
    </style:style>
    <style:style style:name="T8" style:family="text">
      <style:text-properties fo:font-weight="normal" officeooo:rsid="004a101e" style:font-weight-asian="normal" style:font-weight-complex="normal"/>
    </style:style>
    <style:style style:name="T9" style:family="text">
      <style:text-properties fo:font-weight="normal" officeooo:rsid="004aef08" style:font-weight-asian="normal" style:font-weight-complex="normal"/>
    </style:style>
    <style:style style:name="T10" style:family="text">
      <style:text-properties fo:language="fi" fo:country="FI"/>
    </style:style>
    <style:style style:name="T11" style:family="text">
      <style:text-properties fo:language="fi" fo:country="FI" fo:font-weight="normal" style:font-weight-asian="normal" style:font-weight-complex="normal"/>
    </style:style>
    <style:style style:name="T12" style:family="text">
      <style:text-properties fo:language="fi" fo:country="FI" fo:font-weight="normal" officeooo:rsid="0020f0e8" style:font-weight-asian="normal" style:font-weight-complex="normal"/>
    </style:style>
    <style:style style:name="T13" style:family="text">
      <style:text-properties fo:language="fi" fo:country="FI" fo:font-weight="normal" officeooo:rsid="0021ef78" style:font-weight-asian="normal" style:font-weight-complex="normal"/>
    </style:style>
    <style:style style:name="T14" style:family="text">
      <style:text-properties fo:language="fi" fo:country="FI" fo:font-weight="normal" officeooo:rsid="00224103" style:font-weight-asian="normal" style:font-weight-complex="normal"/>
    </style:style>
    <style:style style:name="T15" style:family="text">
      <style:text-properties fo:language="fi" fo:country="FI" fo:font-weight="normal" officeooo:rsid="002eb826" style:font-weight-asian="normal" style:font-weight-complex="normal"/>
    </style:style>
    <style:style style:name="T16" style:family="text">
      <style:text-properties fo:language="fi" fo:country="FI" fo:font-weight="normal" officeooo:rsid="002e5855" style:font-weight-asian="normal" style:font-weight-complex="normal"/>
    </style:style>
    <style:style style:name="T17" style:family="text">
      <style:text-properties fo:language="fi" fo:country="FI" fo:font-weight="normal" officeooo:rsid="003134b3" style:font-weight-asian="normal" style:font-weight-complex="normal"/>
    </style:style>
    <style:style style:name="T18" style:family="text">
      <style:text-properties fo:language="fi" fo:country="FI" fo:font-weight="normal" officeooo:rsid="00330d59" style:font-weight-asian="normal" style:font-weight-complex="normal"/>
    </style:style>
    <style:style style:name="T19" style:family="text">
      <style:text-properties fo:language="fi" fo:country="FI" fo:font-weight="normal" officeooo:rsid="00340f1a" style:font-weight-asian="normal" style:font-weight-complex="normal"/>
    </style:style>
    <style:style style:name="T20" style:family="text">
      <style:text-properties fo:language="fi" fo:country="FI" fo:font-weight="normal" officeooo:rsid="00343844" style:font-weight-asian="normal" style:font-weight-complex="normal"/>
    </style:style>
    <style:style style:name="T21" style:family="text">
      <style:text-properties fo:language="fi" fo:country="FI" fo:font-weight="normal" officeooo:rsid="003597dd" style:font-weight-asian="normal" style:font-weight-complex="normal"/>
    </style:style>
    <style:style style:name="T22" style:family="text">
      <style:text-properties fo:language="fi" fo:country="FI" fo:font-weight="normal" officeooo:rsid="003bc3ca" style:font-weight-asian="normal" style:font-weight-complex="normal"/>
    </style:style>
    <style:style style:name="T23" style:family="text">
      <style:text-properties fo:language="fi" fo:country="FI" fo:font-weight="normal" officeooo:rsid="003c9061" style:font-weight-asian="normal" style:font-weight-complex="normal"/>
    </style:style>
    <style:style style:name="T24" style:family="text">
      <style:text-properties fo:language="fi" fo:country="FI" fo:font-weight="normal" officeooo:rsid="00417377" style:font-weight-asian="normal" style:font-weight-complex="normal"/>
    </style:style>
    <style:style style:name="T25" style:family="text">
      <style:text-properties fo:language="fi" fo:country="FI" officeooo:rsid="003597dd"/>
    </style:style>
    <style:style style:name="T26" style:family="text">
      <style:text-properties fo:language="fi" fo:country="FI" officeooo:rsid="003e12fe"/>
    </style:style>
    <style:style style:name="T27" style:family="text">
      <style:text-properties fo:language="fi" fo:country="FI" officeooo:rsid="003e5955"/>
    </style:style>
    <style:style style:name="T28" style:family="text">
      <style:text-properties fo:language="fi" fo:country="FI" officeooo:rsid="00404854"/>
    </style:style>
    <style:style style:name="T29" style:family="text">
      <style:text-properties officeooo:rsid="00281913"/>
    </style:style>
    <style:style style:name="T30" style:family="text">
      <style:text-properties officeooo:rsid="002e5855"/>
    </style:style>
    <style:style style:name="T31" style:family="text">
      <style:text-properties officeooo:rsid="0057deef"/>
    </style:style>
    <style:style style:name="T32" style:family="text">
      <style:text-properties officeooo:rsid="005955a8"/>
    </style:style>
    <style:style style:name="T33" style:family="text">
      <style:text-properties officeooo:rsid="00610de9"/>
    </style:style>
    <style:style style:name="T34" style:family="text">
      <style:text-properties officeooo:rsid="00638d2f"/>
    </style:style>
    <style:style style:name="T35" style:family="text">
      <style:text-properties officeooo:rsid="0068bd85"/>
    </style:style>
    <style:style style:name="T36" style:family="text">
      <style:text-properties officeooo:rsid="0069723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 trying to find the correlation between piece positions and victories, as well as number of pieces on the board.</text:p>
      <text:p text:style-name="P1"/>
      <text:p text:style-name="P1">I’m trying to optimise the piecevalue-function so it would best predict whether a given board position is winning or not</text:p>
      <text:p text:style-name="P2"/>
      <text:p text:style-name="P3">I need to create a correlation for piece-position-values and winning games by adding together the number of turns each piece spends in each positions in winning games, and subtract the number of turns each piece spends in each position in losing games. This needs to be normalised however.</text:p>
      <text:p text:style-name="P3"><text:tab/>- If wins and losses are uneven, what do? Normalise as if wins and losses were even. Add additional fake wins/losses, use average values</text:p>
      <text:p text:style-name="P3"/>
      <text:p text:style-name="P4">Got the average difference in turns spent in positions for each piece between winning and losing positions. Normalise by the number of pieces on the board?</text:p>
      <text:p text:style-name="P4"/>
      <text:p text:style-name="P5">A stronger position (more/better pieces) should correlate with winning. If we tally up all the turns each piece spends on the board for winning and losing games, the result ends up being close to the same. Why? Because the white player plays has an advantage in random games, so losing games take longer than winning ones, and thus gather more ”mass”? Fix this so that turn is taken into account?</text:p>
      <text:p text:style-name="P6">This bias shouldn’t be so significant?!</text:p>
      <text:p text:style-name="P7">Maybe it is? Try taking the average number of a piece type in a game over each game.</text:p>
      <text:p text:style-name="P7">Include the last turn’s board in the evaluations! Important for understanding that missing King always means loss</text:p>
      <text:p text:style-name="P5"/>
      <text:p text:style-name="P8">Bayesian formula? p(win|board) = (p(board|win)*p(win))/p(board)</text:p>
      <text:p text:style-name="P8"/>
      <text:p text:style-name="P64">2020-04-15</text:p>
      <text:p text:style-name="P9">I tried to make the games weighted so that newer games would affect the parameters more, but it seemed to make it so that players didn’t want to move any pieces, quickly leading to repetition and drawn games. Reasons should be figured out.</text:p>
      <text:p text:style-name="P10">Also why does it look like black’s colors are reversed when plotting the piecepos evaluation values?</text:p>
      <text:p text:style-name="P11">Also does the number of pieces on the board not correlate with winning? Do I need a separate model for that?</text:p>
      <text:p text:style-name="P11"/>
      <text:p text:style-name="P12">Learning is slow but that’s ok for now! Next step is to add a model that captures the values of pieces. Current one only learns values of positions for each piece.</text:p>
      <text:p text:style-name="P12"/>
      <text:p text:style-name="P18">p(win|piecepos) = p(piecepos|win)*p(win)/p(piecepos)</text:p>
      <text:p text:style-name="P19">log(p(win|piecepos)) = log(p(piecepos|win)) + log(p(win)) - log(p(piecepos))</text:p>
      <text:p text:style-name="P18"/>
      <text:p text:style-name="P65">2020-05-10</text:p>
      <text:p text:style-name="P13">Make a piecetype/amount array. <text:span text:style-name="T3">p(pieceamounts) and p(pieceamounts|win) need to be estimated.</text:span></text:p>
      <text:p text:style-name="P13">p(win|pieceamounts) = p(pieceamounts|win)*p(win)/p(pieceamounts)</text:p>
      <text:p text:style-name="P14">&lt;=&gt; <text:span text:style-name="T1">log(p(win|pieceamounts)) = log(p(pieceamounts|win) + log(p(win)) – log(p(pieceamounts))</text:span></text:p>
      <text:p text:style-name="P14"/>
      <text:p text:style-name="P15">p(win|board, pieceamounts) = p(board, pieceamounts|win)*p(win)/p(board, pieceamounts)</text:p>
      <text:p text:style-name="P15">||Assume p(board, pieceamounts) = p(board)*p(pieceamounts) (not true)</text:p>
      <text:p text:style-name="P15">&lt;=&gt; p(win|board, pieceamounts) = <text:span text:style-name="T2">p(board|win)*p(pieceamounts|win)*p(win)/(p(board)*p(pieceamounts))</text:span></text:p>
      <text:p text:style-name="P16"/>
      <text:p text:style-name="P17"><text:soft-page-break/>=&gt; log(p(win|board,pieceamounts)) = log(p(board|win)) + log(p(pieceamounts|win) + log(p(win)) – log(p(board)) - log(p(pieceamounts))</text:p>
      <text:p text:style-name="P20">Choose moves proportionally to evaluations? To keep up exploration <text:span text:style-name="T29">(Seems like a good idea?)</text:span></text:p>
      <text:p text:style-name="P20"/>
      <text:p text:style-name="P21">2020-09-25</text:p>
      <text:p text:style-name="P38">Assumption that each board state reached during a game contributed equally to the win/loss?</text:p>
      <text:p text:style-name="P21"><text:span text:style-name="T4">→</text:span><text:span text:style-name="T5"> Longer games would have less contribution? Makes sense?</text:span></text:p>
      <text:p text:style-name="P39"/>
      <text:p text:style-name="P67"><text:span text:style-name="T12">L</text:span><text:span text:style-name="T13">et p(</text:span><text:span text:style-name="T14">pos(</text:span><text:span text:style-name="T13">x</text:span><text:span text:style-name="T14">) = k</text:span><text:span text:style-name="T13">) b</text:span><text:span text:style-name="T14">e the observed probability that piece k is found at position x.</text:span></text:p>
      <text:p text:style-name="P41"/>
      <text:p text:style-name="P40">p(win|board) = (p(board|win)*p(win))/p(board)</text:p>
      <text:p text:style-name="P40"/>
      <text:p text:style-name="P22"><text:span text:style-name="T5">p</text:span><text:span text:style-name="T4">(board) =~ </text:span><text:span text:style-name="T6">\prod(= </text:span></text:p>
      <text:p text:style-name="P42"/>
      <text:p text:style-name="P24"><text:span text:style-name="T6">I</text:span><text:span text:style-name="T4">gnore empty squares in calculations? Could be a speedup</text:span></text:p>
      <text:p text:style-name="P43"/>
      <text:p text:style-name="P23"><text:span text:style-name="T6">W</text:span><text:span text:style-name="T4">ant to do sequential learning:</text:span></text:p>
      <text:p text:style-name="P44">- piecevalues</text:p>
      <text:p text:style-name="P44">- position values per piece</text:p>
      <text:p text:style-name="P44">- gamestage values per position per piece</text:p>
      <text:p text:style-name="P44"/>
      <text:p text:style-name="P25">2020-09-29</text:p>
      <text:p text:style-name="P35">Learn piecevalues first, so</text:p>
      <text:p text:style-name="P35">p(win|pieces) = p(pieces|win)*p(win)/p(pieces)</text:p>
      <text:p text:style-name="P36">Naive bayes: p(pieces) = p(p_1)*p(p_2)*p(p_3)*...*p(p_<text:span text:style-name="T30">n</text:span>)</text:p>
      <text:p text:style-name="P36">p(pieces|win) = p(p_1|win)*p(p_2|win)*(p_3|win)*...*p(p_<text:span text:style-name="T30">n</text:span>|win)</text:p>
      <text:p text:style-name="P37">p(pieces) = p(p_1)*p(p_2)*...*p(p_n)</text:p>
      <text:p text:style-name="P36"/>
      <text:p text:style-name="P45">Problem is that with this each piece would need to be followed individually, but for example pawns are interchangeable. Better to keep track of pieceamounts? So groups of pieces!</text:p>
      <text:p text:style-name="P45"/>
      <text:p text:style-name="P70"><text:span text:style-name="T15">p(win|p</text:span><text:span text:style-name="T17">iecegroups</text:span><text:span text:style-name="T15">) = p(p</text:span><text:span text:style-name="T17">iecegroups</text:span><text:span text:style-name="T15">|win)*p(win)/p(p</text:span><text:span text:style-name="T17">iecegroups</text:span><text:span text:style-name="T15">)</text:span></text:p>
      <text:p text:style-name="P74"><text:span text:style-name="T22">Naive bayes: </text:span><text:span text:style-name="T18">p</text:span><text:span text:style-name="T11">(piecegroups|win) = p(p_1,o_1|win)*p(p_2,o_2|win)*...*p(p_n,o_n|win)</text:span></text:p>
      <text:p text:style-name="P46"><text:tab/>= N_win(p_1,o_1)/N_win*N_win(p_2,o_2)/N_win*...*N_win(p_n,o_n)/N_win</text:p>
      <text:p text:style-name="P69"><text:span text:style-name="T16">N</text:span><text:span text:style-name="T15">aive bayes: p(p</text:span><text:span text:style-name="T17">iecegroups</text:span><text:span text:style-name="T15">) = p</text:span><text:span text:style-name="T17">(p_1,o_1)*p(p_2,o_2)*...*p(p_n,o_n)</text:span></text:p>
      <text:p text:style-name="P69"><text:span text:style-name="T17"><text:tab/></text:span><text:span text:style-name="T18">= N(p_1,o_1)/N*N(p_2,o_2)/N*...*N(p_n,o_n)/N</text:span></text:p>
      <text:p text:style-name="P72"><text:span text:style-name="T17">p</text:span><text:span text:style-name="T11">(win|piecegroups) = p(win)*p(piecegroups|win)/p(piecegroups)</text:span></text:p>
      <text:p text:style-name="P72"><text:span text:style-name="T11"><text:tab/></text:span><text:span text:style-name="T23">= p(win)*p(p_1,o_1|win)/p(p_1,o_1)*...</text:span></text:p>
      <text:p text:style-name="P73"><text:span text:style-name="T11"><text:tab/>= p(win)*</text:span><text:span text:style-name="T15">N_win(p_1,o_1)/N_win/</text:span><text:span text:style-name="T21">(</text:span><text:span text:style-name="T11">N(p_1,o_1)/N</text:span><text:span text:style-name="T21">)*...</text:span></text:p>
      <text:p text:style-name="P47"><text:tab/>= p(win)*N_win(p_1,o_1)/N(p_1,o_1)*N/N_win*…</text:p>
      <text:p text:style-name="P47"/>
      <text:p text:style-name="P66"><text:span text:style-name="T25">l</text:span><text:span text:style-name="T10">og(p(win|piecegroups)) = log(p(win)) + log(</text:span><text:span text:style-name="T26">p(p_1,o_1|win)) – log(p(p_1,o_1)) + log(p(p_2,o_2|win) – log(p(p_2,o_2)) </text:span><text:span text:style-name="T27">+ … - …</text:span></text:p>
      <text:p text:style-name="P48"/>
      <text:p text:style-name="P71"><text:span text:style-name="T11">The data are the board positions, each one of which is part of a won, lost or drawn game. </text:span><text:span text:style-name="T19">N marks the number of </text:span><text:span text:style-name="T20">recorded</text:span><text:span text:style-name="T19"> board positions.</text:span></text:p>
      <text:p text:style-name="P49"/>
      <text:p text:style-name="P75"><text:span text:style-name="T19">N </text:span><text:span text:style-name="T11">= N_win + N_loss (ignore draws)</text:span></text:p>
      <text:p text:style-name="P50"/>
      <text:p text:style-name="P26">2020-10-04</text:p>
      <text:p text:style-name="P68"><text:span text:style-name="T10">Probabilistic choice of moves should make the 100 initial </text:span><text:span text:style-name="T28">random </text:span><text:span text:style-name="T10">games unnecessary?</text:span></text:p>
      <text:p text:style-name="P51"/>
      <text:p text:style-name="P76"><text:soft-page-break/><text:span text:style-name="T23">P</text:span><text:span text:style-name="T11">roblem with data giving probabilities is that there can be multiple of the same piece. How to count probabilities of a piece being on a board, when there can be 6 pawns, and simple ”is on the board” vs. ”is not on the board” does not capture enough detail? Make it so the ”probabilities” can be more than 1? So 6 pawns on the board adds 6 counts to pawns.</text:span><text:span text:style-name="T24"> So,</text:span></text:p>
      <text:p text:style-name="P52"/>
      <text:p text:style-name="P53">p(win|pieces) = </text:p>
      <text:p text:style-name="P53"/>
      <text:p text:style-name="P27">2020-10-21</text:p>
      <text:p text:style-name="P54">Advanced evaluator seems bugged, moves wrong pieces?</text:p>
      <text:p text:style-name="P54"/>
      <text:p text:style-name="P30">2020-11-01</text:p>
      <text:p text:style-name="P56">Two players use identical evaluators and a search depth of 0, but pick different moves when identical moves are available. Why?</text:p>
      <text:p text:style-name="P57">AdvancedEvaluator now seems to work!</text:p>
      <text:p text:style-name="P54"/>
      <text:p text:style-name="P28">2020-10-25</text:p>
      <text:p text:style-name="P28"><text:span text:style-name="T4">Currently a bug where black eats their own pieces, </text:span><text:span text:style-name="T7">using at least pawns</text:span></text:p>
      <text:p text:style-name="P28"><text:span text:style-name="T7">- </text:span><text:span text:style-name="T8">Why is this allowed?</text:span></text:p>
      <text:p text:style-name="P55">- Why does black want to do this?</text:p>
      <text:p text:style-name="P29"><text:span text:style-name="T8">F</text:span><text:span text:style-name="T4">ixed, </text:span><text:span text:style-name="T9">I hope</text:span></text:p>
      <text:p text:style-name="P58">AdvancedEvaluator still seems bugged.</text:p>
      <text:p text:style-name="P58"/>
      <text:p text:style-name="P31">2020-12-01</text:p>
      <text:p text:style-name="P59">- Have the AI choose moves with probability proportional to the move’s score (use softmax!)</text:p>
      <text:p text:style-name="P59">- Make the AI play periodically against a preset AI, so that its progress can be measured (validation)’</text:p>
      <text:p text:style-name="P59"/>
      <text:p text:style-name="P32">2021-01-17</text:p>
      <text:p text:style-name="P60">Why do the values of bishops go down, even though they should stay where they started? Shouldn’t they? <text:span text:style-name="T31">No, they shouldn’t it depends on the overall ”winratio” (winning boards/all boards). </text:span><text:span text:style-name="T32">If the player loses a lot, the value of bishops becomes high.</text:span></text:p>
      <text:p text:style-name="P61">Check that King’s board counts work correctly</text:p>
      <text:p text:style-name="P62">Why does it<text:span text:style-name="T33">s</text:span> <text:span text:style-name="T33">value </text:span>not become very small/big, despite playing 300 <text:span text:style-name="T34">games</text:span> with linearly increasing weights (equal to ~45000 games)</text:p>
      <text:p text:style-name="P61"/>
      <text:p text:style-name="P33">2021-01-21</text:p>
      <text:p text:style-name="P63">The current results don’t make much sense</text:p>
      <text:p text:style-name="P63"/>
      <text:p text:style-name="P34">2022-02-14</text:p>
      <text:p text:style-name="P77">Could we use the "kernel trick" to efficiently learn weights for probabilities in high-dimensional space that contains probabilities of different piece combinations? We would like to expand from single-piece probs to piece combination probs.</text:p>
      <text:p text:style-name="P77"/>
      <text:p text:style-name="P79">2022-03-25</text:p>
      <text:p text:style-name="P78">The correlation matrix for the piece<text:span text:style-name="T35">-position values</text:span> could be approximated with a product of two vectors! This trick worked before with the convolution matrices.<text:span text:style-name="T36"> "Low-rank approximatio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sv" fo:country="S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sv" fo:country="S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4-10T11:24:26.492000000</meta:creation-date>
    <dc:date>2022-03-28T15:41:02.809000000</dc:date>
    <meta:editing-duration>P21DT18H53M34S</meta:editing-duration>
    <meta:editing-cycles>70</meta:editing-cycles>
    <meta:generator>LibreOffice/7.1.5.2$Windows_X86_64 LibreOffice_project/85f04e9f809797b8199d13c421bd8a2b025d52b5</meta:generator>
    <meta:document-statistic meta:table-count="0" meta:image-count="0" meta:object-count="0" meta:page-count="3" meta:paragraph-count="84" meta:word-count="965" meta:character-count="6716" meta:non-whitespace-character-count="5823"/>
  </office:meta>
</office:document-meta>
</file>